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orActionHelper.isTooLar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ActionHelper.get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ActionHelper.isNotPre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ActionHelper.i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ActionHelper.isTooSm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ActionHelper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ActionHelper.doesNo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ActionHelper.isO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ActionHelper.ValidatorActionHelper( Object validated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idatorActionHelper.ValidatorActionHelper( Object validatedObject , ValidatorActionResult validation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